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ndroid App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his document briefly introduces the android app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te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android app consists of three features</text:p>
                <text:list>
                  <text:list-item>
                    <text:p>Ordering Menu (used to insert orders, see desktop app)</text:p>
                  </text:list-item>
                  <text:list-item>
                    <text:p>Payments Menu (used to insert payments, see desktop app)</text:p>
                  </text:list-item>
                  <text:list-item>
                    <text:p>Settings (used to configure the app and to set the hostnam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0.4$Windows_X86_64 LibreOffice_project/057fc023c990d676a43019934386b85b21a9ee99</meta:generator>
    <dc:date>2021-05-06T15:10:25.526000000</dc:date>
    <meta:editing-duration>PT2M8S</meta:editing-duration>
    <meta:editing-cycles>3</meta:editing-cycles>
    <meta:document-statistic meta:object-count="29"/>
  </office:meta>
</office:document-meta>
</file>